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9000002E2004D3BE1CB9045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0.957cm" draw:z-index="0"><draw:image xlink:href="Pictures/1000000000000479000002E2004D3BE1CB9045F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2:09:45.650010814</meta:creation-date>
    <dc:date>2020-01-16T12:10:58.714707456</dc:date>
    <meta:editing-duration>PT1M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